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0214" officeooo:paragraph-rsid="000b0214"/>
    </style:style>
    <style:style style:name="P2" style:family="paragraph" style:parent-style-name="Standard">
      <style:text-properties fo:font-size="11pt" officeooo:rsid="000b0214" officeooo:paragraph-rsid="000b0214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ry Miller</text:p>
      <text:p text:style-name="P1">Lab 5 Write-Up</text:p>
      <text:p text:style-name="P1"/>
      <text:p text:style-name="P1">Part I: Solution</text:p>
      <text:p text:style-name="P1">Q * * * * * * * </text:p>
      <text:p text:style-name="P1">* * * * Q * * * </text:p>
      <text:p text:style-name="P1">* * * * * * * Q </text:p>
      <text:p text:style-name="P1">* * * * * Q * * </text:p>
      <text:p text:style-name="P1">* * Q * * * * * </text:p>
      <text:p text:style-name="P1">* * * * * * Q * </text:p>
      <text:p text:style-name="P1">* Q * * * * * * </text:p>
      <text:p text:style-name="P1">* * * Q * * * * </text:p>
      <text:p text:style-name="P1"/>
      <text:p text:style-name="P1"/>
      <text:p text:style-name="P1">Part II: First 5 Solutions</text:p>
      <text:p text:style-name="P1"/>
      <text:p text:style-name="P2">* * * Q * * * * </text:p>
      <text:p text:style-name="P2">* * * * * Q * * </text:p>
      <text:p text:style-name="P2">Q * * * * * * * </text:p>
      <text:p text:style-name="P2">* * * * Q * * * </text:p>
      <text:p text:style-name="P2">* Q * * * * * * </text:p>
      <text:p text:style-name="P2">* * * * * * * Q </text:p>
      <text:p text:style-name="P2">* * Q * * * * * </text:p>
      <text:p text:style-name="P2">* * * * * * Q * </text:p>
      <text:p text:style-name="P2"></text:p>
      <text:p text:style-name="P2">* * * Q * * * * </text:p>
      <text:p text:style-name="P2">* * * * * Q * * </text:p>
      <text:p text:style-name="P2">* * * * * * * Q </text:p>
      <text:p text:style-name="P2">* Q * * * * * * </text:p>
      <text:p text:style-name="P2">* * * * * * Q * </text:p>
      <text:p text:style-name="P2">Q * * * * * * * </text:p>
      <text:p text:style-name="P2">* * Q * * * * * </text:p>
      <text:p text:style-name="P2">* * * * Q * * * </text:p>
      <text:p text:style-name="P2"></text:p>
      <text:p text:style-name="P2">* * * Q * * * * </text:p>
      <text:p text:style-name="P2">* * * * * Q * * </text:p>
      <text:p text:style-name="P2">* * * * * * * Q </text:p>
      <text:p text:style-name="P2">* * Q * * * * * </text:p>
      <text:p text:style-name="P2">Q * * * * * * * </text:p>
      <text:p text:style-name="P2">* * * * * * Q * </text:p>
      <text:p text:style-name="P2">* * * * Q * * * </text:p>
      <text:p text:style-name="P2">* Q * * * * * * </text:p>
      <text:p text:style-name="P2"></text:p>
      <text:p text:style-name="P2">* * * Q * * * * </text:p>
      <text:p text:style-name="P2">* * * * * * Q * </text:p>
      <text:p text:style-name="P2">Q * * * * * * * </text:p>
      <text:p text:style-name="P2">* * * * * * * Q </text:p>
      <text:p text:style-name="P2">* * * * Q * * * </text:p>
      <text:p text:style-name="P2">* Q * * * * * * </text:p>
      <text:p text:style-name="P2">* * * * * Q * * </text:p>
      <text:p text:style-name="P2">* * Q * * * * * </text:p>
      <text:p text:style-name="P2"></text:p>
      <text:p text:style-name="P2"><text:soft-page-break/>* * * Q * * * * </text:p>
      <text:p text:style-name="P2">* * * * * * Q * </text:p>
      <text:p text:style-name="P2">* * Q * * * * * </text:p>
      <text:p text:style-name="P2">* * * * * * * Q </text:p>
      <text:p text:style-name="P2">* Q * * * * * * </text:p>
      <text:p text:style-name="P2">* * * * Q * * * </text:p>
      <text:p text:style-name="P2">Q * * * * * * * </text:p>
      <text:p text:style-name="P2">* * * * * Q * * 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14:33:16.441060067</meta:creation-date>
    <dc:date>2016-03-04T14:35:12.301481579</dc:date>
    <meta:editing-duration>P0D</meta:editing-duration>
    <meta:editing-cycles>1</meta:editing-cycles>
    <meta:document-statistic meta:table-count="0" meta:image-count="0" meta:object-count="0" meta:page-count="2" meta:paragraph-count="56" meta:word-count="397" meta:character-count="887" meta:non-whitespace-character-count="442"/>
    <meta:generator>LibreOffice/4.2.8.2$Linux_X86_64 LibreOffice_project/420m0$Build-2</meta:generator>
  </office:meta>
</office:document-meta>
</file>